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1148.23pt" svg:y="23.36pt">
            <draw:object draw:notify-on-update-of-ranges="Sheet1.B18:Sheet1.B24 Sheet1.C7:Sheet1.C7 Sheet1.C8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972.14pt" svg:y="339.56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9pt" svg:y="469.67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22.9pt" svg:y="478.12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03pt" svg:height="240.15pt" svg:x="479.51pt" svg:y="206.31pt">
            <draw:object draw:notify-on-update-of-ranges="Sheet1.B18:Sheet1.B24 Sheet1.J7:Sheet1.J7 Sheet1.J8:Sheet1.J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10328" calcext:value-type="float">
            <text:p>10328</text:p>
          </table:table-cell>
          <table:table-cell office:value-type="float" office:value="5.17579752517" calcext:value-type="float">
            <text:p>5.17579752517</text:p>
          </table:table-cell>
          <table:table-cell office:value-type="float" office:value="0.00198824535314" calcext:value-type="float">
            <text:p>0.00198824535314</text:p>
          </table:table-cell>
          <table:table-cell table:formula="of:=[.D8]*1000" office:value-type="float" office:value="1.98824535314" calcext:value-type="float">
            <text:p>1.98824535314</text:p>
          </table:table-cell>
          <table:table-cell table:style-name="ce3" office:value-type="float" office:value="0.4577617" calcext:value-type="float">
            <text:p>4.58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521621" calcext:value-type="float">
            <text:p>6.52E-01</text:p>
          </table:table-cell>
          <table:table-cell table:style-name="ce4" table:formula="of:=([.G8]-[.F8])*1000" office:value-type="float" office:value="142.2383" calcext:value-type="float">
            <text:p>1.42E+02</text:p>
          </table:table-cell>
          <table:table-cell table:style-name="ce4" table:formula="of:=([.H8]-[.F8])*1000" office:value-type="float" office:value="194.4004" calcext:value-type="float">
            <text:p>1.94E+02</text:p>
          </table:table-cell>
          <table:table-cell table:formula="of:=([.F8]-[.F9])*100/[.F8]" office:value-type="float" office:value="-0.582311713714785" calcext:value-type="float">
            <text:p>-0.582311713714785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-0.230701957706313" calcext:value-type="float">
            <text:p>-0.230701957706313</text:p>
          </table:table-cell>
          <table:table-cell table:formula="of:=[.I8]-[.M8]" office:value-type="float" office:value="142.469001957706" calcext:value-type="float">
            <text:p>142.469001957706</text:p>
          </table:table-cell>
          <table:table-cell table:formula="of:=[.M8]/[.I8]" office:value-type="float" office:value="-0.00162193978489839" calcext:value-type="float">
            <text:p>-0.001621939784898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24066" calcext:value-type="float">
            <text:p>24066</text:p>
          </table:table-cell>
          <table:table-cell office:value-type="float" office:value="4.88289547076" calcext:value-type="float">
            <text:p>4.88289547076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3" office:value-type="float" office:value="0.4604273" calcext:value-type="float">
            <text:p>4.60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440876" calcext:value-type="float">
            <text:p>6.44E-01</text:p>
          </table:table-cell>
          <table:table-cell table:style-name="ce4" table:formula="of:=([.G9]-[.F9])*1000" office:value-type="float" office:value="139.5727" calcext:value-type="float">
            <text:p>1.40E+02</text:p>
          </table:table-cell>
          <table:table-cell table:style-name="ce4" table:formula="of:=([.H9]-[.F9])*1000" office:value-type="float" office:value="183.6603" calcext:value-type="float">
            <text:p>1.84E+02</text:p>
          </table:table-cell>
          <table:table-cell table:formula="of:=([.F9]-[.F10])*100/[.F9]" office:value-type="float" office:value="-1.16133426493173" calcext:value-type="float">
            <text:p>-1.161334264931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100123305441181" calcext:value-type="float">
            <text:p>-0.100123305441181</text:p>
          </table:table-cell>
          <table:table-cell table:formula="of:=[.I9]-[.M9]" office:value-type="float" office:value="139.672823305441" calcext:value-type="float">
            <text:p>139.672823305441</text:p>
          </table:table-cell>
          <table:table-cell table:number-columns-repeated="1010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40462" calcext:value-type="float">
            <text:p>40462</text:p>
          </table:table-cell>
          <table:table-cell office:value-type="float" office:value="4.82120747157" calcext:value-type="float">
            <text:p>4.82120747157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3" office:value-type="float" office:value="0.4657744" calcext:value-type="float">
            <text:p>4.66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454315" calcext:value-type="float">
            <text:p>6.45E-01</text:p>
          </table:table-cell>
          <table:table-cell table:style-name="ce4" table:formula="of:=([.G10]-[.F10])*1000" office:value-type="float" office:value="134.2256" calcext:value-type="float">
            <text:p>1.34E+02</text:p>
          </table:table-cell>
          <table:table-cell table:style-name="ce4" table:formula="of:=([.H10]-[.F10])*1000" office:value-type="float" office:value="179.6571" calcext:value-type="float">
            <text:p>1.80E+02</text:p>
          </table:table-cell>
          <table:table-cell table:formula="of:=([.F10]-[.F11])*100/[.F10]" office:value-type="float" office:value="-1.77495800542065" calcext:value-type="float">
            <text:p>-1.77495800542065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00121747663423" calcext:value-type="float">
            <text:p>-0.100121747663423</text:p>
          </table:table-cell>
          <table:table-cell table:formula="of:=[.I10]-[.M10]" office:value-type="float" office:value="134.325721747663" calcext:value-type="float">
            <text:p>134.325721747663</text:p>
          </table:table-cell>
          <table:table-cell table:number-columns-repeated="1010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58877" calcext:value-type="float">
            <text:p>58877</text:p>
          </table:table-cell>
          <table:table-cell office:value-type="float" office:value="4.77824753176" calcext:value-type="float">
            <text:p>4.77824753176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3" office:value-type="float" office:value="0.4740417" calcext:value-type="float">
            <text:p>4.74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475055" calcext:value-type="float">
            <text:p>6.48E-01</text:p>
          </table:table-cell>
          <table:table-cell table:style-name="ce4" table:formula="of:=([.G11]-[.F11])*1000" office:value-type="float" office:value="125.9583" calcext:value-type="float">
            <text:p>1.26E+02</text:p>
          </table:table-cell>
          <table:table-cell table:style-name="ce4" table:formula="of:=([.H11]-[.F11])*1000" office:value-type="float" office:value="173.4638" calcext:value-type="float">
            <text:p>1.73E+02</text:p>
          </table:table-cell>
          <table:table-cell table:formula="of:=([.F11]-[.F12])*100/[.F11]" office:value-type="float" office:value="-2.13628885391307" calcext:value-type="float">
            <text:p>-2.1362888539130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100120662816459" calcext:value-type="float">
            <text:p>-0.100120662816459</text:p>
          </table:table-cell>
          <table:table-cell table:formula="of:=[.I11]-[.M11]" office:value-type="float" office:value="126.058420662816" calcext:value-type="float">
            <text:p>126.05842066281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float" office:value="103384" calcext:value-type="float">
            <text:p>103384</text:p>
          </table:table-cell>
          <table:table-cell office:value-type="float" office:value="4.77443993217" calcext:value-type="float">
            <text:p>4.77443993217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3" office:value-type="float" office:value="0.4841686" calcext:value-type="float">
            <text:p>4.84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501426" calcext:value-type="float">
            <text:p>6.50E-01</text:p>
          </table:table-cell>
          <table:table-cell table:style-name="ce4" table:formula="of:=([.G12]-[.F12])*1000" office:value-type="float" office:value="115.8314" calcext:value-type="float">
            <text:p>1.16E+02</text:p>
          </table:table-cell>
          <table:table-cell table:style-name="ce4" table:formula="of:=([.H12]-[.F12])*1000" office:value-type="float" office:value="165.974" calcext:value-type="float">
            <text:p>1.66E+02</text:p>
          </table:table-cell>
          <table:table-cell table:formula="of:=([.F12]-[.F13])*100/[.F12]" office:value-type="float" office:value="-0.939115010762773" calcext:value-type="float">
            <text:p>-0.9391150107627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2]-100000)/1000/1000" office:value-type="float" office:value="-0.100120566664954" calcext:value-type="float">
            <text:p>-0.100120566664954</text:p>
          </table:table-cell>
          <table:table-cell table:formula="of:=[.I12]-[.M12]" office:value-type="float" office:value="115.931520566665" calcext:value-type="float">
            <text:p>115.93152056666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float" office:value="156791" calcext:value-type="float">
            <text:p>156791</text:p>
          </table:table-cell>
          <table:table-cell office:value-type="float" office:value="4.7770410507" calcext:value-type="float">
            <text:p>4.7770410507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ce3" office:value-type="float" office:value="0.4887155" calcext:value-type="float">
            <text:p>4.89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504412" calcext:value-type="float">
            <text:p>6.50E-01</text:p>
          </table:table-cell>
          <table:table-cell table:style-name="ce4" table:formula="of:=([.G13]-[.F13])*1000" office:value-type="float" office:value="111.2845" calcext:value-type="float">
            <text:p>1.11E+02</text:p>
          </table:table-cell>
          <table:table-cell table:style-name="ce4" table:formula="of:=([.H13]-[.F13])*1000" office:value-type="float" office:value="161.7257" calcext:value-type="float">
            <text:p>1.62E+02</text:p>
          </table:table-cell>
          <table:table-cell table:formula="of:=([.F13]-[.F14])*100/[.F13]" office:value-type="float" office:value="-0.340116079805122" calcext:value-type="float">
            <text:p>-0.340116079805122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3]/[.L13]-100000)/1000/1000" office:value-type="float" office:value="-0.100120632349765" calcext:value-type="float">
            <text:p>-0.100120632349765</text:p>
          </table:table-cell>
          <table:table-cell table:formula="of:=[.I13]-[.M13]" office:value-type="float" office:value="111.38462063235" calcext:value-type="float">
            <text:p>111.38462063235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9925" calcext:value-type="float">
            <text:p>219925</text:p>
          </table:table-cell>
          <table:table-cell office:value-type="float" office:value="4.82279753551" calcext:value-type="float">
            <text:p>4.82279753551</text:p>
          </table:table-cell>
          <table:table-cell office:value-type="float" office:value="0.00183880554894" calcext:value-type="float">
            <text:p>0.00183880554894</text:p>
          </table:table-cell>
          <table:table-cell table:formula="of:=[.D14]*1000" office:value-type="float" office:value="1.83880554894" calcext:value-type="float">
            <text:p>1.83880554894</text:p>
          </table:table-cell>
          <table:table-cell table:style-name="ce4" office:value-type="float" office:value="0.4903777" calcext:value-type="float">
            <text:p>4.90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496304" calcext:value-type="float">
            <text:p>6.50E-01</text:p>
          </table:table-cell>
          <table:table-cell table:style-name="ce4" table:formula="of:=([.G14]-[.F14])*1000" office:value-type="float" office:value="109.6223" calcext:value-type="float">
            <text:p>1.10E+02</text:p>
          </table:table-cell>
          <table:table-cell table:style-name="ce4" table:formula="of:=([.H14]-[.F14])*1000" office:value-type="float" office:value="159.2527" calcext:value-type="float">
            <text:p>1.59E+02</text:p>
          </table:table-cell>
          <table:table-cell table:formula="of:=([.F14]-[.F15])*100/[.F14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4]/[.L14]-100000)/1000/1000" office:value-type="float" office:value="-0.100121787816553" calcext:value-type="float">
            <text:p>-0.100121787816553</text:p>
          </table:table-cell>
          <table:table-cell table:formula="of:=[.I14]-[.M14]" office:value-type="float" office:value="109.722421787817" calcext:value-type="float">
            <text:p>109.72242178781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28" calcext:value-type="float">
            <text:p>10328</text:p>
          </table:table-cell>
          <table:table-cell table:style-name="Default" office:value-type="float" office:value="20" calcext:value-type="float">
            <text:p>20</text:p>
          </table:table-cell>
          <table:table-cell table:formula="of:=([.I8]-[.I9])/[.$I$8]*100" office:value-type="float" office:value="1.87403814584401" calcext:value-type="float">
            <text:p>1.87403814584401</text:p>
          </table:table-cell>
          <table:table-cell table:formula="of:=-([.F8]-[.F9])/[.F8]*100" office:value-type="float" office:value="0.582311713714785" calcext:value-type="float">
            <text:p>0.5823117137147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066" calcext:value-type="float">
            <text:p>24066</text:p>
          </table:table-cell>
          <table:table-cell table:style-name="Default" office:value-type="float" office:value="40" calcext:value-type="float">
            <text:p>40</text:p>
          </table:table-cell>
          <table:table-cell table:formula="of:=([.I9]-[.I10])/[.$I$8]*100" office:value-type="float" office:value="3.75925471550209" calcext:value-type="float">
            <text:p>3.75925471550209</text:p>
          </table:table-cell>
          <table:table-cell table:formula="of:=-([.F9]-[.F10])/[.F9]*100" office:value-type="float" office:value="1.16133426493173" calcext:value-type="float">
            <text:p>1.161334264931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462" calcext:value-type="float">
            <text:p>40462</text:p>
          </table:table-cell>
          <table:table-cell table:style-name="Default" office:value-type="float" office:value="60" calcext:value-type="float">
            <text:p>60</text:p>
          </table:table-cell>
          <table:table-cell table:formula="of:=([.I10]-[.I11])/[.$I$8]*100" office:value-type="float" office:value="5.81228825147656" calcext:value-type="float">
            <text:p>5.81228825147656</text:p>
          </table:table-cell>
          <table:table-cell table:formula="of:=-([.F10]-[.F11])/[.F10]*100" office:value-type="float" office:value="1.77495800542065" calcext:value-type="float">
            <text:p>1.774958005420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877" calcext:value-type="float">
            <text:p>58877</text:p>
          </table:table-cell>
          <table:table-cell table:style-name="Default" office:value-type="float" office:value="80" calcext:value-type="float">
            <text:p>80</text:p>
          </table:table-cell>
          <table:table-cell table:formula="of:=([.I11]-[.I12])/[.$I$8]*100" office:value-type="float" office:value="7.11967170586262" calcext:value-type="float">
            <text:p>7.11967170586262</text:p>
          </table:table-cell>
          <table:table-cell table:formula="of:=-([.F11]-[.F12])/[.F11]*100" office:value-type="float" office:value="2.13628885391307" calcext:value-type="float">
            <text:p>2.136288853913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3384" calcext:value-type="float">
            <text:p>103384</text:p>
          </table:table-cell>
          <table:table-cell table:style-name="Default" office:value-type="float" office:value="120" calcext:value-type="float">
            <text:p>120</text:p>
          </table:table-cell>
          <table:table-cell table:formula="of:=([.I12]-[.I13])/[.$I$8]*100" office:value-type="float" office:value="3.19667768807699" calcext:value-type="float">
            <text:p>3.19667768807699</text:p>
          </table:table-cell>
          <table:table-cell table:formula="of:=-([.F12]-[.F13])/[.F12]*100" office:value-type="float" office:value="0.939115010762773" calcext:value-type="float">
            <text:p>0.9391150107627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791" calcext:value-type="float">
            <text:p>156791</text:p>
          </table:table-cell>
          <table:table-cell table:style-name="Default" office:value-type="float" office:value="160" calcext:value-type="float">
            <text:p>160</text:p>
          </table:table-cell>
          <table:table-cell table:formula="of:=([.I13]-[.I14])/[.$I$8]*100" office:value-type="float" office:value="1.16860226816546" calcext:value-type="float">
            <text:p>1.16860226816546</text:p>
          </table:table-cell>
          <table:table-cell table:formula="of:=-([.F13]-[.F14])/[.F13]*100" office:value-type="float" office:value="0.340116079805122" calcext:value-type="float">
            <text:p>0.3401160798051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9925" calcext:value-type="float">
            <text:p>219925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09:19:40.846181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27T09:28:52.102768475</dc:date>
    <meta:editing-duration>PT1H18M42S</meta:editing-duration>
    <meta:editing-cycles>10</meta:editing-cycles>
    <meta:generator>LibreOffice/6.0.3.2$Linux_X86_64 LibreOffice_project/00m0$Build-2</meta:generator>
    <meta:document-statistic meta:table-count="1" meta:cell-count="1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1cm" svg:y="4.242cm" style:legend-expansion="high" chart:style-name="ch2"/>
        <chart:plot-area chart:style-name="ch3" table:cell-range-address="Sheet1.B18:Sheet1.B24 Sheet1.C7:Sheet1.C14" chart:data-source-has-labels="row" svg:x="0.669cm" svg:y="0.286cm" svg:width="12.876cm" svg:height="8.644cm">
          <chartooo:coordinate-region svg:x="1.396cm" svg:y="0.446cm" svg:width="11.592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C14" chart:label-cell-address="Sheet1.C7:Sheet1.C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5.17579752517">
                <text:p>5.17579752517</text:p>
                <draw:g>
                  <svg:desc>Sheet1.C8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.88289547076">
                <text:p>4.88289547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.82120747157">
                <text:p>4.82120747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77824753176">
                <text:p>4.77824753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77443993217">
                <text:p>4.77443993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7770410507">
                <text:p>4.7770410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4.82279753551">
                <text:p>4.82279753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.98824535314">
                <text:p>1.98824535314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1.83880554894">
                <text:p>1.83880554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232cm" svg:y="0.34cm" svg:width="11.012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28">
                <text:p>10328</text:p>
              </table:table-cell>
              <table:table-cell office:value-type="float" office:value="0.4577617">
                <text:p>0.4577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66">
                <text:p>24066</text:p>
              </table:table-cell>
              <table:table-cell office:value-type="float" office:value="0.4604273">
                <text:p>0.4604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2">
                <text:p>40462</text:p>
              </table:table-cell>
              <table:table-cell office:value-type="float" office:value="0.4657744">
                <text:p>0.4657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77">
                <text:p>58877</text:p>
              </table:table-cell>
              <table:table-cell office:value-type="float" office:value="0.4740417">
                <text:p>0.4740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84">
                <text:p>103384</text:p>
              </table:table-cell>
              <table:table-cell office:value-type="float" office:value="0.4841686">
                <text:p>0.4841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791">
                <text:p>156791</text:p>
              </table:table-cell>
              <table:table-cell office:value-type="float" office:value="0.4887155">
                <text:p>0.4887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925">
                <text:p>219925</text:p>
              </table:table-cell>
              <table:table-cell office:value-type="float" office:value="0.4903777">
                <text:p>0.49037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2.052cm" svg:y="0.34cm" svg:width="10.006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42.2383">
                <text:p>142.2383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9.5727">
                <text:p>139.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2256">
                <text:p>134.2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5.9583">
                <text:p>125.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5.8314">
                <text:p>115.8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1.2845">
                <text:p>111.2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109.6223">
                <text:p>109.62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473cm" xlink:href=".." xlink:type="simple" chart:class="chart:scatter" chart:style-name="ch1">
        <chart:legend chart:legend-position="end" svg:x="12.337cm" svg:y="3.976cm" style:legend-expansion="high" chart:style-name="ch2"/>
        <chart:plot-area chart:style-name="ch3" table:cell-range-address="Sheet1.B18:Sheet1.B24 Sheet1.J7:Sheet1.J14" chart:data-source-has-labels="row" svg:x="0.319cm" svg:y="0.169cm" svg:width="11.699cm" svg:height="8.135cm">
          <chartooo:coordinate-region svg:x="2.052cm" svg:y="0.329cm" svg:width="9.409cm" svg:height="7.4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8:Sheet1.J14" chart:label-cell-address="Sheet1.J7:Sheet1.J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 2.4</text:p>
                <draw:g>
                  <svg:desc>Sheet1.J7:Sheet1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94.4004">
                <text:p>194.4004</text:p>
                <draw:g>
                  <svg:desc>Sheet1.J8:Sheet1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83.6603">
                <text:p>183.6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79.6571">
                <text:p>179.6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73.4638">
                <text:p>173.4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65.974">
                <text:p>165.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61.7257">
                <text:p>161.7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159.2527">
                <text:p>159.25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